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32.987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33.3812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32.7285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34.6139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33.6084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33.3606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8])" office:value-type="float"/>
          <table:table-cell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formula="of:=SUM([.G3:.G8])" office:value-type="float"/>
          <table:table-cell table:formula="of:=SUM([.H3:.H8])" office:value-type="float"/>
          <table:table-cell table:formula="of:=SUM([.I3:.I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8])" office:value-type="float"/>
          <table:table-cell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formula="of:=AVERAGE([.G3:.G8])" office:value-type="float"/>
          <table:table-cell table:formula="of:=AVERAGE([.H3:.H8])" office:value-type="float"/>
          <table:table-cell table:formula="of:=AVERAGE([.I3:.I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8])" office:value-type="float"/>
          <table:table-cell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formula="of:=STDEV([.G3:.G8])" office:value-type="float"/>
          <table:table-cell table:formula="of:=STDEV([.H3:.H8])" office:value-type="float"/>
          <table:table-cell table:formula="of:=STDEV([.I3:.I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8]-[.$D3:.$D8])^2)^0.5" office:value-type="float"/>
          <table:table-cell table:number-matrix-columns-spanned="1" table:number-matrix-rows-spanned="1" table:formula="of:=SUM(([.C3:.C8]-[.$E3:.$E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8]=[.$D3:.$D8])" office:value-type="float"/>
          <table:table-cell table:number-matrix-columns-spanned="1" table:number-matrix-rows-spanned="1" table:formula="of:=SUM([.C3:.C8]=[.$E3:.$E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8]&lt;[.$F3:.$F8])" office:value-type="float"/>
          <table:table-cell table:number-matrix-columns-spanned="1" table:number-matrix-rows-spanned="1" table:formula="of:=SUM([.C3:.C8]&lt;[.$G3:.$G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8]&gt;[.$F3:.$F8])" office:value-type="float"/>
          <table:table-cell table:number-matrix-columns-spanned="1" table:number-matrix-rows-spanned="1" table:formula="of:=SUM([.C3:.C8]&gt;[.$G3:.$G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H3:.$H8])" office:value-type="float"/>
          <table:table-cell table:number-matrix-columns-spanned="1" table:number-matrix-rows-spanned="1" table:formula="of:=SUM([.C3:.C8]=[.$I3:.$I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8])" office:value-type="float"/>
          <table:table-cell table:formula="of:=SUM([Instances.C3:Instances.C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